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6000000036063DED21E.bmp"/>
  <manifest:file-entry manifest:media-type="image/jpeg" manifest:full-path="Pictures/10000000000004EC0000031A4DED7BA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White_25_20Background_25_20with_25_20T_26_B_25_20borders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 Semibold'" style:font-family-generic="swiss" style:font-pitch="variable" fo:font-size="28pt" fo:text-shadow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text-properties fo:color="#000000" fo:font-family="'Segoe UI Semibold'" style:font-family-generic="swiss" style:font-pitch="variable" fo:font-size="26pt" fo:text-shadow="none" style:font-size-asian="26pt" style:font-size-complex="26pt"/>
    </style:style>
    <style:style style:name="P7" style:family="paragraph">
      <style:paragraph-properties fo:margin-left="0.318cm" fo:margin-right="0cm" fo:margin-top="0cm" fo:margin-bottom="0cm" fo:text-indent="-0.318cm" style:text-autospace="none"/>
    </style:style>
    <style:style style:name="P8" style:family="paragraph">
      <style:text-properties fo:color="#000000" fo:font-family="'Segoe UI Semibold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.318cm" fo:margin-right="0cm" fo:margin-top="0cm" fo:margin-bottom="0cm" fo:text-indent="-0.318cm" style:text-autospace="none"/>
      <style:text-properties fo:color="#000000" fo:font-family="'Segoe UI Semibold'" style:font-family-generic="swiss" style:font-pitch="variable" fo:font-size="32pt" fo:text-shadow="none" style:font-family-asian="'Segoe UI'" style:font-size-asian="32pt" style:font-family-complex="'Segoe UI'" style:font-size-complex="32pt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color="#000000" fo:font-family="'Segoe UI'" fo:font-size="32pt" fo:text-shadow="1pt 1pt" style:font-family-asian="'Segoe UI'" style:font-size-asian="32pt" style:font-family-complex="'Segoe UI'" style:font-size-complex="32pt"/>
    </style:style>
    <style:style style:name="P11" style:family="paragraph">
      <style:paragraph-properties fo:margin-left="0.318cm" fo:margin-right="0cm" fo:margin-top="0cm" fo:margin-bottom="0cm" fo:text-indent="-0.318cm" style:text-autospace="none"/>
      <style:text-properties fo:color="#000000" fo:font-family="'Segoe UI'" fo:font-size="32pt" fo:text-shadow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1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2" style:family="text">
      <style:text-properties fo:color="#000000" fo:font-family="'Segoe UI'" style:font-family-generic="swiss" style:font-pitch="variable" fo:font-size="32pt" fo:font-style="normal" fo:text-shadow="none" fo:font-weight="bold" style:font-family-asian="'Segoe UI'" style:font-size-asian="32pt" style:font-style-asian="normal" style:font-weight-asian="bold" style:font-family-complex="'Segoe UI'" style:font-size-complex="32pt" style:font-style-complex="normal" style:font-weight-complex="bold"/>
    </style:style>
    <style:style style:name="T3" style:family="text">
      <style:text-properties fo:color="#000099" style:text-position="super 58%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99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99" fo:font-family="'Segoe UI Semibold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6" style:family="text">
      <style:text-properties fo:color="#000000" fo:font-family="'Segoe UI Semibold'" style:font-family-generic="swiss" style:font-pitch="variable" fo:font-size="32pt" fo:text-shadow="none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T7" style:family="text">
      <style:text-properties fo:color="#000000" fo:font-family="'Segoe UI'" style:font-family-generic="swiss" style:font-pitch="variable" fo:font-size="32pt" fo:text-shadow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8" style:family="text">
      <style:text-properties fo:color="#000099" style:text-position="super 58%" fo:font-family="'Segoe UI Semibold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9" style:family="text">
      <style:text-properties fo:color="#000099" style:text-position="super 58%" fo:font-family="'Segoe UI Semibold'" style:font-family-generic="swiss" style:font-pitch="variable" fo:font-size="32pt" fo:font-style="italic" fo:text-shadow="none" style:font-family-asian="'Segoe UI'" style:font-size-asian="32pt" style:font-style-asian="italic" style:font-family-complex="'Segoe UI'" style:font-size-complex="32pt" style:font-style-complex="italic"/>
    </style:style>
    <style:style style:name="T10" style:family="text">
      <style:text-properties fo:color="#000099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11" style:family="text">
      <style:text-properties fo:color="#000000" fo:font-family="'Segoe UI Semibold'" style:font-family-generic="swiss" style:font-pitch="variable" fo:font-size="32pt" fo:text-shadow="none" style:font-family-asian="'Segoe UI'" style:font-size-asian="32pt" style:font-family-complex="'Segoe UI'" style:font-size-complex="32pt"/>
    </style:style>
    <style:style style:name="T12" style:family="text">
      <style:text-properties fo:color="#000099" fo:font-family="'Segoe UI Semibold'" style:font-family-generic="swiss" style:font-pitch="variable" fo:font-size="32pt" fo:font-style="italic" fo:text-shadow="none" style:font-family-asian="'Segoe UI'" style:font-size-asian="32pt" style:font-style-asian="italic" style:font-family-complex="'Segoe UI'" style:font-size-complex="32pt" style:font-style-complex="italic"/>
    </style:style>
    <style:style style:name="T13" style:family="text">
      <style:text-properties fo:color="#000099" fo:font-family="'Segoe UI Semibold'" style:font-family-generic="swiss" style:font-pitch="variable" fo:font-size="31pt" fo:font-style="italic" fo:text-shadow="none" style:font-family-asian="'Segoe UI'" style:font-size-asian="31pt" style:font-style-asian="italic" style:font-family-complex="'Segoe UI'" style:font-size-complex="31pt" style:font-style-complex="italic"/>
    </style:style>
    <style:style style:name="T14" style:family="text">
      <style:text-properties fo:color="#000000" style:text-position="super 58%" fo:font-family="'Segoe UI Semibold'" style:font-family-generic="swiss" style:font-pitch="variable" fo:font-size="32pt" fo:text-shadow="none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T15" style:family="text">
      <style:text-properties fo:color="#83caff" style:text-position="super 58%" fo:font-family="'Segoe UI'" fo:font-size="32pt" fo:text-shadow="1pt 1pt" style:font-family-asian="'Segoe UI'" style:font-size-asian="32pt" style:font-family-complex="'Segoe UI'" style:font-size-complex="32pt"/>
    </style:style>
    <style:style style:name="T16" style:family="text">
      <style:text-properties fo:color="#ffffff" fo:font-family="'Segoe UI Semibold'" style:font-family-generic="swiss" style:font-pitch="variable" fo:font-size="32pt" fo:text-shadow="none" style:font-family-asian="'Segoe UI'" style:font-size-asian="32pt" style:font-family-complex="'Segoe UI'" style:font-size-complex="32pt"/>
    </style:style>
    <style:style style:name="T17" style:family="text">
      <style:text-properties fo:color="#000000" fo:font-family="'Segoe UI'" fo:font-size="32pt" fo:text-shadow="none" fo:font-weight="bold" style:font-family-asian="'Segoe UI'" style:font-size-asian="32pt" style:font-weight-asian="bold" style:font-family-complex="'Segoe UI'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_25_20Background_25_20with_25_20T_26_B_25_20borders1" presentation:presentation-page-layout-name="AL1T0">
        <draw:frame draw:style-name="gr1" draw:text-style-name="P2" draw:layer="layout" svg:width="25.146cm" svg:height="3.062cm" svg:x="1.524cm" svg:y="0.748cm">
          <draw:text-box>
            <text:p text:style-name="P1"><text:span text:style-name="T1">Psalmody</text:span></text:p>
            <text:p text:style-name="P1"><text:span text:style-name="T2">Psalm 146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25_20Background_25_20with_25_20T_26_B_25_20borders1" presentation:presentation-page-layout-name="AL1T0">
        <draw:frame draw:style-name="gr3" draw:text-style-name="P6" draw:layer="layout" svg:width="25.146cm" svg:height="7.766cm" svg:x="1.524cm" svg:y="0.762cm">
          <draw:text-box>
            <text:p><text:span text:style-name="T3">1 </text:span><text:span text:style-name="T4">Praise the L</text:span><text:span text:style-name="T5">ORD</text:span><text:span text:style-name="T4">!</text:span></text:p>
            <text:p text:style-name="P4"><text:span text:style-name="T6"><text:s text:c="5"/></text:span><text:span text:style-name="T7">Praise the LORD, O my soul!</text:span></text:p>
            <text:p text:style-name="P4"><text:span text:style-name="T8">2 </text:span><text:span text:style-name="T5">I will praise the LORD as long as I live;</text:span></text:p>
            <text:p text:style-name="P5"><text:span text:style-name="T6"><text:s text:c="4"/></text:span><text:span text:style-name="T7">I will sing praises to my God while I have </text:span></text:p>
            <text:p text:style-name="P5"><text:span text:style-name="T7"><text:s text:c="4"/></text:span><text:span text:style-name="T7">my be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hite_25_20Background_25_20with_25_20T_26_B_25_20borders1" presentation:presentation-page-layout-name="AL1T0">
        <draw:frame draw:style-name="gr3" draw:text-style-name="P6" draw:layer="layout" svg:width="25.4cm" svg:height="7.766cm" svg:x="1.27cm" svg:y="0.905cm">
          <draw:text-box>
            <text:p><text:span text:style-name="T9">3 </text:span><text:span text:style-name="T10">Put not your trust in princes,</text:span></text:p>
            <text:p text:style-name="P5"><text:span text:style-name="T11"><text:s text:c="4"/></text:span><text:span text:style-name="T7">in a son of man, in whom there is no </text:span></text:p>
            <text:p text:style-name="P5"><text:span text:style-name="T7"><text:s text:c="4"/></text:span><text:span text:style-name="T7">salvation.</text:span></text:p>
            <text:p text:style-name="P4"><text:span text:style-name="T9">4 </text:span><text:span text:style-name="T12">When his breath </text:span><text:span text:style-name="T13">departs he returns to the earth;</text:span></text:p>
            <text:p text:style-name="P5"><text:span text:style-name="T11"><text:s text:c="4"/></text:span><text:span text:style-name="T7">on that very day his plans perish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5_20Background_25_20with_25_20T_26_B_25_20borders1" presentation:presentation-page-layout-name="AL1T0">
        <draw:frame draw:style-name="gr3" draw:text-style-name="P6" draw:layer="layout" svg:width="25.908cm" svg:height="7.766cm" svg:x="0.926cm" svg:y="0.658cm">
          <draw:text-box>
            <text:p><text:span text:style-name="T9">5 </text:span><text:span text:style-name="T10">Blessèd is he whose help is the God of Jacob,</text:span></text:p>
            <text:p text:style-name="P5"><text:span text:style-name="T11"><text:s text:c="4"/></text:span><text:span text:style-name="T7">whose hope is in the LORD his God,</text:span></text:p>
            <text:p text:style-name="P7"><text:span text:style-name="T9">6 </text:span><text:span text:style-name="T12">who made heaven and earth, the sea, and all that is in them,</text:span></text:p>
            <text:p text:style-name="P4"><text:span text:style-name="T11"><text:s text:c="5"/></text:span><text:span text:style-name="T7">who keeps faith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hite_25_20Background_25_20with_25_20T_26_B_25_20borders1" presentation:presentation-page-layout-name="AL1T0">
        <draw:frame draw:style-name="gr4" draw:text-style-name="P6" draw:layer="layout" svg:width="25.4cm" svg:height="5.184cm" svg:x="1.016cm" svg:y="0.658cm">
          <draw:text-box>
            <text:p><text:span text:style-name="T9">7 </text:span><text:span text:style-name="T10">who executes justice for the oppressed,</text:span></text:p>
            <text:p text:style-name="P5"><text:span text:style-name="T11"><text:s text:c="4"/></text:span><text:span text:style-name="T7">who gives food to the hungry.</text:span></text:p>
            <text:p text:style-name="P4"><text:span text:style-name="T7"><text:s text:c="5"/></text:span><text:span text:style-name="T7">The LORD sets the prisoners free;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5_20Background_25_20with_25_20T_26_B_25_20borders1" presentation:presentation-page-layout-name="AL1T0">
        <draw:frame draw:style-name="gr5" draw:text-style-name="P8" draw:layer="layout" svg:width="25.4cm" svg:height="7.112cm" svg:x="1.27cm" svg:y="0.762cm">
          <draw:text-box>
            <text:p><text:span text:style-name="T14"><text:s/></text:span><text:span text:style-name="T8">8 </text:span><text:span text:style-name="T5">the LORD opens the eyes of the blind.</text:span></text:p>
            <text:p text:style-name="P4"><text:span text:style-name="T6"><text:s text:c="5"/></text:span><text:span text:style-name="T7">The LORD lifts up those who are bowed </text:span></text:p>
            <text:p text:style-name="P5"><text:span text:style-name="T7"><text:s text:c="4"/></text:span><text:span text:style-name="T7">down; the LORD loves the righteo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5_20Background_25_20with_25_20T_26_B_25_20borders1" presentation:presentation-page-layout-name="AL1T0">
        <draw:frame draw:style-name="gr6" draw:text-style-name="P9" draw:layer="layout" svg:width="25.4cm" svg:height="5.576cm" svg:x="1.27cm" svg:y="0.774cm">
          <draw:text-box>
            <text:p text:style-name="P7"><text:span text:style-name="T9">9 </text:span><text:span text:style-name="T12">The LORD watches over the sojourners; he upholds the widow and the fatherless,</text:span></text:p>
            <text:p text:style-name="P5"><text:span text:style-name="T11"><text:s text:c="4"/></text:span><text:span text:style-name="T7">but the way of the wicked he brings to ruin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5_20Background_25_20with_25_20T_26_B_25_20borders1" presentation:presentation-page-layout-name="AL1T0">
        <draw:frame draw:style-name="gr7" draw:text-style-name="P10" draw:layer="layout" svg:width="24.892cm" svg:height="5.334cm" svg:x="1.778cm" svg:y="0.762cm">
          <draw:text-box>
            <text:p text:style-name="P7"><text:span text:style-name="T15"><text:s/></text:span><text:span text:style-name="T9">10 </text:span><text:span text:style-name="T12">The LORD will reign forever,</text:span></text:p>
            <text:p text:style-name="P5"><text:span text:style-name="T16"><text:s text:c="4"/></text:span><text:span text:style-name="T7">your God, O Zion, to all generations.</text:span></text:p>
            <text:p text:style-name="P4"><text:span text:style-name="T7"><text:s text:c="5"/></text:span><text:span text:style-name="T7">Praise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5_20Background_25_20with_25_20T_26_B_25_20borders1" presentation:presentation-page-layout-name="AL1T0">
        <draw:frame draw:style-name="gr8" draw:text-style-name="P11" draw:layer="layout" svg:width="25.4cm" svg:height="6.263cm" svg:x="1.27cm" svg:y="0.762cm">
          <draw:text-box>
            <text:p text:style-name="P7"><text:span text:style-name="T17">C: Glory be to the Father and to the Son </text:span></text:p>
            <text:p text:style-name="P7"><text:span text:style-name="T17"><text:s text:c="4"/></text:span><text:span text:style-name="T17">and to the Holy Spirit; </text:span></text:p>
            <text:p text:style-name="P7"><text:span text:style-name="T17"><text:s text:c="4"/></text:span><text:span text:style-name="T17">as it was in the beginning, is now, </text:span></text:p>
            <text:p text:style-name="P7"><text:span text:style-name="T17"><text:s text:c="4"/></text:span><text:span text:style-name="T17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000000036063DED21E.bmp" xlink:type="simple" xlink:show="embed" xlink:actuate="onLoad"/>
    <draw:fill-image draw:name="Bitmape_20_2" draw:display-name="Bitmape 2" xlink:href="Pictures/10000000000006000000036063DED21E.bmp" xlink:type="simple" xlink:show="embed" xlink:actuate="onLoad"/>
    <draw:fill-image draw:name="Bitmape_20_3" draw:display-name="Bitmape 3" xlink:href="Pictures/10000000000006000000036063DED21E.bmp" xlink:type="simple" xlink:show="embed" xlink:actuate="onLoad"/>
    <draw:fill-image draw:name="Bitmape_20_4" draw:display-name="Bitmape 4" xlink:href="Pictures/10000000000006000000036063DED21E.bmp" xlink:type="simple" xlink:show="embed" xlink:actuate="onLoad"/>
    <draw:fill-image draw:name="Bitmape_20_5" draw:display-name="Bitmape 5" xlink:href="Pictures/10000000000006000000036063DED21E.bmp" xlink:type="simple" xlink:show="embed" xlink:actuate="onLoad"/>
    <draw:fill-image draw:name="Bitmape_20_6" draw:display-name="Bitmape 6" xlink:href="Pictures/10000000000006000000036063DED21E.bmp" xlink:type="simple" xlink:show="embed" xlink:actuate="onLoad"/>
    <draw:fill-image draw:name="Bitmape_20_7" draw:display-name="Bitmape 7" xlink:href="Pictures/10000000000006000000036063DED21E.bmp" xlink:type="simple" xlink:show="embed" xlink:actuate="onLoad"/>
    <draw:fill-image draw:name="Bitmape_20_8" draw:display-name="Bitmape 8" xlink:href="Pictures/10000000000006000000036063DED21E.bmp" xlink:type="simple" xlink:show="embed" xlink:actuate="onLoad"/>
    <draw:fill-image draw:name="Bitmape_20_9" draw:display-name="Bitmape 9" xlink:href="Pictures/10000000000006000000036063DED21E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1-background" style:display-name="White%20Background%20with%20T&amp;B%20border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White_25_20Background_25_20with_25_20T_26_B_25_20borders1-backgroundobjects" style:display-name="White%20Background%20with%20T&amp;B%20border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5_20Background_25_20with_25_20T_26_B_25_20borders1-notes" style:display-name="White%20Background%20with%20T&amp;B%20border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1-outline1" style:display-name="White%20Background%20with%20T&amp;B%20borders1-outline1" style:family="presentation">
      <style:graphic-properties draw:stroke="none" draw:fill="none" draw:auto-grow-height="false">
        <text:list-style style:name="White_25_20Background_25_20with_25_20T_26_B_25_20borders1-outline1" style:display-name="White%20Background%20with%20T&amp;B%20border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1-outline2" style:display-name="White%20Background%20with%20T&amp;B%20borders1-outline2" style:family="presentation" style:parent-style-name="White_25_20Background_25_20with_25_20T_26_B_25_20borders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hite_25_20Background_25_20with_25_20T_26_B_25_20borders1-outline3" style:display-name="White%20Background%20with%20T&amp;B%20borders1-outline3" style:family="presentation" style:parent-style-name="White_25_20Background_25_20with_25_20T_26_B_25_20borders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hite_25_20Background_25_20with_25_20T_26_B_25_20borders1-outline4" style:display-name="White%20Background%20with%20T&amp;B%20borders1-outline4" style:family="presentation" style:parent-style-name="White_25_20Background_25_20with_25_20T_26_B_25_20borders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hite_25_20Background_25_20with_25_20T_26_B_25_20borders1-outline5" style:display-name="White%20Background%20with%20T&amp;B%20borders1-outline5" style:family="presentation" style:parent-style-name="White_25_20Background_25_20with_25_20T_26_B_25_20borders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1-outline6" style:display-name="White%20Background%20with%20T&amp;B%20borders1-outline6" style:family="presentation" style:parent-style-name="White_25_20Background_25_20with_25_20T_26_B_25_20borders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1-outline7" style:display-name="White%20Background%20with%20T&amp;B%20borders1-outline7" style:family="presentation" style:parent-style-name="White_25_20Background_25_20with_25_20T_26_B_25_20borders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1-outline8" style:display-name="White%20Background%20with%20T&amp;B%20borders1-outline8" style:family="presentation" style:parent-style-name="White_25_20Background_25_20with_25_20T_26_B_25_20borders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1-outline9" style:display-name="White%20Background%20with%20T&amp;B%20borders1-outline9" style:family="presentation" style:parent-style-name="White_25_20Background_25_20with_25_20T_26_B_25_20borders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Background_25_20with_25_20T_26_B_25_20borders1-subtitle" style:display-name="White%20Background%20with%20T&amp;B%20borders1-subtitle" style:family="presentation">
      <style:graphic-properties draw:stroke="none" draw:fill="none" draw:textarea-vertical-align="middle">
        <text:list-style style:name="White_25_20Background_25_20with_25_20T_26_B_25_20borders1-subtitle" style:display-name="White%20Background%20with%20T&amp;B%20border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Background_25_20with_25_20T_26_B_25_20borders1-title" style:display-name="White%20Background%20with%20T&amp;B%20borders1-title" style:family="presentation">
      <style:graphic-properties draw:stroke="none" draw:fill="none" draw:textarea-vertical-align="middle">
        <text:list-style style:name="White_25_20Background_25_20with_25_20T_26_B_25_20borders1-title" style:display-name="White%20Background%20with%20T&amp;B%20border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e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hite_25_20Background_25_20with_25_20T_26_B_25_20border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White_25_20Background_25_20with_25_20T_26_B_25_20borders1-backgroundobjects">
      <style:graphic-properties draw:stroke="none" draw:fill="none" draw:fill-color="#ffffff" draw:auto-grow-height="false" fo:min-height="1.397cm"/>
    </style:style>
    <style:style style:name="Mpr9" style:family="presentation" style:parent-style-name="White_25_20Background_25_20with_25_20T_26_B_25_20borders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10.39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hite_25_20Background_25_20with_25_20T_26_B_25_20borders1" style:display-name="White%20Background%20with%20T&amp;B%20borders1" style:page-layout-name="PM1" draw:style-name="Mdp3">
      <draw:frame presentation:style-name="White_25_20Background_25_20with_25_20T_26_B_25_20borders1-title" draw:layer="backgroundobjects" svg:width="25.199cm" svg:height="2.63cm" svg:x="1.4cm" svg:y="0.627cm" presentation:class="title" presentation:placeholder="true">
        <draw:text-box/>
      </draw:frame>
      <draw:frame presentation:style-name="White_25_20Background_25_20with_25_20T_26_B_25_20borders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4DED7BA7.jpg" xlink:type="simple" xlink:show="embed" xlink:actuate="onLoad">
          <text:p/>
        </draw:image>
      </draw:frame>
      <presentation:notes style:page-layout-name="PM0">
        <draw:page-thumbnail presentation:style-name="White_25_20Background_25_20with_25_20T_26_B_25_20borders1-title" draw:layer="backgroundobjects" svg:width="13.968cm" svg:height="10.476cm" svg:x="3.81cm" svg:y="2.123cm" presentation:class="page"/>
        <draw:frame presentation:style-name="White_25_20Background_25_20with_25_20T_26_B_25_20borders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4T10:22:50.963000000</meta:creation-date>
    <dc:title>Hymn template</dc:title>
    <meta:editing-duration>PT24M15S</meta:editing-duration>
    <meta:editing-cycles>9</meta:editing-cycles>
    <meta:generator>OpenOffice/4.1.5$Win32 OpenOffice.org_project/415m1$Build-9789</meta:generator>
    <meta:initial-creator>Arthur Hoch</meta:initial-creator>
    <dc:date>2019-04-26T17:19:13.27</dc:date>
    <dc:creator>Jeff Neumann</dc:creator>
    <meta:document-statistic meta:object-count="71"/>
    <meta:template xlink:type="simple" xlink:actuate="onRequest" xlink:title="Hymn template" xlink:href="../../AppData/Roaming/LibreOffice/4/user/template/Worship%20Templsates/Hymn%20template.otp" meta:date="2015-09-04T10:22:50.85"/>
  </office:meta>
</office:document-meta>
</file>